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09in"/>
    </style:style>
    <style:style style:name="co2" style:family="table-column">
      <style:table-column-properties fo:break-before="auto" style:column-width="1.6492in"/>
    </style:style>
    <style:style style:name="co3" style:family="table-column">
      <style:table-column-properties fo:break-before="auto" style:column-width="6.1835in"/>
    </style:style>
    <style:style style:name="co4" style:family="table-column">
      <style:table-column-properties fo:break-before="auto" style:column-width="4.228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518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Sl.No</text:p>
          </table:table-cell>
          <table:table-cell table:style-name="ce3" office:value-type="string">
            <text:p>Activity</text:p>
          </table:table-cell>
          <table:table-cell table:style-name="ce3" office:value-type="string">
            <text:p>Action</text:p>
          </table:table-cell>
          <table:table-cell table:style-name="ce3" office:value-type="string">
            <text:p>Desired outpu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Comment</text:p>
          </table:table-cell>
          <table:table-cell table:style-name="ce3" office:value-type="string">
            <text:p>Device</text:p>
          </table:table-cell>
          <table:table-cell table:style-name="ce3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gin Activity</text:p>
          </table:table-cell>
          <table:table-cell office:value-type="string">
            <text:p>Login with not registered user</text:p>
          </table:table-cell>
          <table:table-cell office:value-type="string">
            <text:p>Message:No user found,please register</text:p>
          </table:table-cell>
          <table:table-cell office:value-type="string">
            <text:p>Success</text:p>
          </table:table-cell>
          <table:table-cell/>
          <table:table-cell office:value-type="string">
            <text:p>10 or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Login with registered user</text:p>
          </table:table-cell>
          <table:table-cell office:value-type="string">
            <text:p>OTP received</text:p>
          </table:table-cell>
          <table:table-cell office:value-type="string">
            <text:p>Succes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TP Activity</text:p>
          </table:table-cell>
          <table:table-cell office:value-type="string">
            <text:p>Login with OTP received prior to the last OTP</text:p>
          </table:table-cell>
          <table:table-cell office:value-type="string">
            <text:p>Message:Invalid OTP</text:p>
          </table:table-cell>
          <table:table-cell office:value-type="string">
            <text:p>Success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Login with <text:s/>last received OTP</text:p>
          </table:table-cell>
          <table:table-cell office:value-type="string">
            <text:p>Redirecting to Dashboard</text:p>
          </table:table-cell>
          <table:table-cell office:value-type="string">
            <text:p>Succes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ashboard Activity</text:p>
          </table:table-cell>
          <table:table-cell office:value-type="string">
            <text:p>Display parking area that supervisor manages</text:p>
          </table:table-cell>
          <table:table-cell office:value-type="string">
            <text:p>Displaying parking areas</text:p>
          </table:table-cell>
          <table:table-cell office:value-type="string">
            <text:p>Success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Address of parking area</text:p>
          </table:table-cell>
          <table:table-cell office:value-type="string">
            <text:p>Display the address of parking area</text:p>
          </table:table-cell>
          <table:table-cell office:value-type="string">
            <text:p>Success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Number of parking slots</text:p>
          </table:table-cell>
          <table:table-cell office:value-type="string">
            <text:p>Displaying number of parking slots</text:p>
          </table:table-cell>
          <table:table-cell office:value-type="string">
            <text:p>Success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string">
            <text:p>Number of free slots</text:p>
          </table:table-cell>
          <table:table-cell office:value-type="string">
            <text:p>Displaying the number of free slots</text:p>
          </table:table-cell>
          <table:table-cell office:value-type="string">
            <text:p>Success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string">
            <text:p>Phone icon to contact supervisor</text:p>
          </table:table-cell>
          <table:table-cell office:value-type="string">
            <text:p>Connecting with supervisors mobile number</text:p>
          </table:table-cell>
          <table:table-cell office:value-type="string">
            <text:p>Success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string">
            <text:p>Search icon for find parked vehicle</text:p>
          </table:table-cell>
          <table:table-cell office:value-type="string">
            <text:p>Display details based on vehicle number</text:p>
          </table:table-cell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Display list of parked vehicle while clicking in parked</text:p>
          </table:table-cell>
          <table:table-cell office:value-type="string">
            <text:p>Display list of parked vehicles</text:p>
          </table:table-cell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string">
            <text:p>Floating point button should redirect a to add vehicle page</text:p>
          </table:table-cell>
          <table:table-cell office:value-type="string">
            <text:p>Redirecting to add vehicle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rofile page Activity</text:p>
          </table:table-cell>
          <table:table-cell office:value-type="string">
            <text:p>Should display profile picture</text:p>
          </table:table-cell>
          <table:table-cell office:value-type="string">
            <text:p>Showing <text:s/>dummy image as profile picture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string">
            <text:p>Should display name,role,address,phone number and email id</text:p>
          </table:table-cell>
          <table:table-cell office:value-type="string">
            <text:p>Display name,role ,phone ,email and address</text:p>
          </table:table-cell>
          <table:table-cell table:number-columns-repeated="1020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Profile page should be editable while clicking edit button</text:p>
          </table:table-cell>
          <table:table-cell office:value-type="string">
            <text:p>Profile is editable only after clicking edit button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Address should be multilined</text:p>
          </table:table-cell>
          <table:table-cell office:value-type="string">
            <text:p>Address is multilined</text:p>
          </table:table-cell>
          <table:table-cell table:number-columns-repeated="1020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Check the validity with 10digit phone number</text:p>
          </table:table-cell>
          <table:table-cell office:value-type="string">
            <text:p>Save the details</text:p>
          </table:table-cell>
          <table:table-cell table:number-columns-repeated="1020"/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string">
            <text:p>Check validity of phone with invalid number</text:p>
          </table:table-cell>
          <table:table-cell office:value-type="string">
            <text:p>Message:Enter valid 10 digit number</text:p>
          </table:table-cell>
          <table:table-cell table:number-columns-repeated="1020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Check validity of email</text:p>
          </table:table-cell>
          <table:table-cell office:value-type="string">
            <text:p>Save email id</text:p>
          </table:table-cell>
          <table:table-cell table:number-columns-repeated="1020"/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string">
            <text:p>Check validity of email with invalid email</text:p>
          </table:table-cell>
          <table:table-cell office:value-type="string">
            <text:p>Message:Invalid email address</text:p>
          </table:table-cell>
          <table:table-cell table:number-columns-repeated="1020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Save button saves the details</text:p>
          </table:table-cell>
          <table:table-cell office:value-type="string">
            <text:p>Message:Profile updated successfully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Occupied List Activity</text:p>
          </table:table-cell>
          <table:table-cell office:value-type="string">
            <text:p>Search button for find parked vehicle</text:p>
          </table:table-cell>
          <table:table-cell office:value-type="string">
            <text:p>Display details based on vehicle number</text:p>
          </table:table-cell>
          <table:table-cell table:number-columns-repeated="1020"/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string">
            <text:p>While clicking on the list should redirect to ticket </text:p>
          </table:table-cell>
          <table:table-cell office:value-type="string">
            <text:p>Redirecting to ticket page with details</text:p>
          </table:table-cell>
          <table:table-cell table:number-columns-repeated="1020"/>
        </table:table-row>
        <table:table-row table:style-name="ro2">
          <table:table-cell office:value-type="float" office:value="24">
            <text:p>24</text:p>
          </table:table-cell>
          <table:table-cell/>
          <table:table-cell office:value-type="string">
            <text:p>Should display parking slot </text:p>
          </table:table-cell>
          <table:table-cell office:value-type="string">
            <text:p>Display parking lot</text:p>
          </table:table-cell>
          <table:table-cell table:number-columns-repeated="1020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string">
            <text:p>Should display name of person , vehicle number, phone number,date, time and hours of parking</text:p>
          </table:table-cell>
          <table:table-cell office:value-type="string">
            <text:p>Display name,vehicle number,phone number,date,time and hours</text:p>
          </table:table-cell>
          <table:table-cell table:number-columns-repeated="1020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Should not display as null if user doesn't entering name</text:p>
          </table:table-cell>
          <table:table-cell office:value-type="string">
            <text:p>Display details without name</text:p>
          </table:table-cell>
          <table:table-cell table:number-columns-repeated="1020"/>
        </table:table-row>
        <table:table-row table:style-name="ro2">
          <table:table-cell office:value-type="float" office:value="27">
            <text:p>27</text:p>
          </table:table-cell>
          <table:table-cell/>
          <table:table-cell office:value-type="string">
            <text:p>Should redirect to add vehicle in page while clicking free slots</text:p>
          </table:table-cell>
          <table:table-cell office:value-type="string">
            <text:p>Non-clickabl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Vehicle In Activity</text:p>
          </table:table-cell>
          <table:table-cell office:value-type="string">
            <text:p>Should display vehicle prefix of current space</text:p>
          </table:table-cell>
          <table:table-cell office:value-type="string">
            <text:p>Selects vehicle prefix based on space</text:p>
          </table:table-cell>
          <table:table-cell table:number-columns-repeated="1020"/>
        </table:table-row>
        <table:table-row table:style-name="ro2">
          <table:table-cell office:value-type="float" office:value="29">
            <text:p>29</text:p>
          </table:table-cell>
          <table:table-cell/>
          <table:table-cell office:value-type="string">
            <text:p>Confirm entry without entering vehicle number</text:p>
          </table:table-cell>
          <table:table-cell office:value-type="string">
            <text:p>Message:Enter vehicle number</text:p>
          </table:table-cell>
          <table:table-cell table:number-columns-repeated="1020"/>
        </table:table-row>
        <table:table-row table:style-name="ro2">
          <table:table-cell office:value-type="float" office:value="30">
            <text:p>30</text:p>
          </table:table-cell>
          <table:table-cell/>
          <table:table-cell office:value-type="string">
            <text:p>Automatically get name an d phone number after entering vehicle number</text:p>
          </table:table-cell>
          <table:table-cell office:value-type="string">
            <text:p>display name and vehicle number</text:p>
          </table:table-cell>
          <table:table-cell table:number-columns-repeated="1020"/>
        </table:table-row>
        <table:table-row table:style-name="ro2">
          <table:table-cell office:value-type="float" office:value="31">
            <text:p>31</text:p>
          </table:table-cell>
          <table:table-cell/>
          <table:table-cell office:value-type="string">
            <text:p>If entering invalid phone number</text:p>
          </table:table-cell>
          <table:table-cell office:value-type="string">
            <text:p>Message:Enter valid 10 digit number</text:p>
          </table:table-cell>
          <table:table-cell table:number-columns-repeated="1020"/>
        </table:table-row>
        <table:table-row table:style-name="ro2">
          <table:table-cell office:value-type="float" office:value="32">
            <text:p>32</text:p>
          </table:table-cell>
          <table:table-cell/>
          <table:table-cell office:value-type="string">
            <text:p>Show list of parking spaces</text:p>
          </table:table-cell>
          <table:table-cell office:value-type="string">
            <text:p>Display list of parking spaces</text:p>
          </table:table-cell>
          <table:table-cell table:number-columns-repeated="1020"/>
        </table:table-row>
        <table:table-row table:style-name="ro2">
          <table:table-cell office:value-type="float" office:value="33">
            <text:p>33</text:p>
          </table:table-cell>
          <table:table-cell/>
          <table:table-cell office:value-type="string">
            <text:p>Vehicle type for each parking space</text:p>
          </table:table-cell>
          <table:table-cell office:value-type="string">
            <text:p>Display vehicle type for each parking space</text:p>
          </table:table-cell>
          <table:table-cell table:number-columns-repeated="1020"/>
        </table:table-row>
        <table:table-row table:style-name="ro2">
          <table:table-cell office:value-type="float" office:value="34">
            <text:p>34</text:p>
          </table:table-cell>
          <table:table-cell/>
          <table:table-cell office:value-type="string">
            <text:p>Should display prepaid/post paid</text:p>
          </table:table-cell>
          <table:table-cell office:value-type="string">
            <text:p>Display amount if it is only <text:s/>post paid</text:p>
          </table:table-cell>
          <table:table-cell table:number-columns-repeated="1020"/>
        </table:table-row>
        <table:table-row table:style-name="ro2">
          <table:table-cell office:value-type="float" office:value="35">
            <text:p>35</text:p>
          </table:table-cell>
          <table:table-cell/>
          <table:table-cell office:value-type="string">
            <text:p>Clicking confirm entry</text:p>
          </table:table-cell>
          <table:table-cell office:value-type="string">
            <text:p>Redirect to ticket confirm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ayment Confirm Activity</text:p>
          </table:table-cell>
          <table:table-cell office:value-type="string">
            <text:p>Should display organization,parking space,slot,vehicle number,date and time when confirmed</text:p>
          </table:table-cell>
          <table:table-cell office:value-type="string">
            <text:p>Display the details</text:p>
          </table:table-cell>
          <table:table-cell table:number-columns-repeated="1020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Scanning QR Code</text:p>
          </table:table-cell>
          <table:table-cell table:number-columns-repeated="1021"/>
        </table:table-row>
        <table:table-row table:style-name="ro2">
          <table:table-cell office:value-type="float" office:value="38">
            <text:p>38</text:p>
          </table:table-cell>
          <table:table-cell/>
          <table:table-cell office:value-type="string">
            <text:p>Clicking SMS</text:p>
          </table:table-cell>
          <table:table-cell office:value-type="string">
            <text:p>SMS will send to the mobile number</text:p>
          </table:table-cell>
          <table:table-cell table:number-columns-repeated="1020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Clicking print</text:p>
          </table:table-cell>
          <table:table-cell office:value-type="string">
            <text:p>Print of ticket will provided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Vehicle Out Activity</text:p>
          </table:table-cell>
          <table:table-cell office:value-type="string">
            <text:p>Should display organization,parking space,slot,name,vehicle number,date,time and hours</text:p>
          </table:table-cell>
          <table:table-cell office:value-type="string">
            <text:p>Booked details are displayed</text:p>
          </table:table-cell>
          <table:table-cell table:number-columns-repeated="1020"/>
        </table:table-row>
        <table:table-row table:style-name="ro2">
          <table:table-cell office:value-type="float" office:value="41">
            <text:p>41</text:p>
          </table:table-cell>
          <table:table-cell/>
          <table:table-cell office:value-type="string">
            <text:p>* While clicking confirm exit button,a dialog box for confirm exit</text:p>
          </table:table-cell>
          <table:table-cell table:number-columns-repeated="1021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<text:s text:c="6"/>clicking SMS button ,SMS should send to mobile number</text:p>
          </table:table-cell>
          <table:table-cell office:value-type="string">
            <text:p>Send SMS to the mobile number</text:p>
          </table:table-cell>
          <table:table-cell table:number-columns-repeated="1020"/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string">
            <text:p><text:s text:c="6"/>clicking print button ,print will be given to the customer</text:p>
          </table:table-cell>
          <table:table-cell office:value-type="string">
            <text:p>Redirecting to Dashboard</text:p>
          </table:table-cell>
          <table:table-cell table:number-columns-repeated="1020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6/04/2019</text:date>, <text:time>05:3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2:24:41.63</meta:creation-date>
    <dc:date>2019-06-04T05:32:25.88</dc:date>
    <meta:editing-duration>PT12M1S</meta:editing-duration>
    <meta:editing-cycles>1</meta:editing-cycles>
    <meta:document-statistic meta:table-count="3" meta:cell-count="152" meta:object-count="0"/>
    <meta:generator>OpenOffice/4.1.1$Win32 OpenOffice.org_project/411m6$Build-9775</meta:generator>
  </office:meta>
</office:document-meta>
</file>